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ile_20_Content">
      <style:paragraph-properties fo:margin-left="1.251cm" fo:margin-right="0cm" fo:text-indent="0cm" style:auto-text-indent="false"/>
    </style:style>
    <style:style style:name="P2" style:family="paragraph" style:parent-style-name="File_20_Content_20_Last">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3">
      <style:paragraph-properties fo:margin-left="1.251cm" fo:margin-right="0cm" fo:text-indent="-0.635cm" style:auto-text-indent="fals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deSnip Main Database Ini Data File Format</text:p>
      <text:p text:style-name="Text_20_body">The Code Snippets database is stored in a series of ini files with assoicated data files.</text:p>
      <text:p text:style-name="Text_20_body">The master data file is categories.ini. This lists the database categories. There is another ini file for each category, and this file stores information about all the snippets in the category. The source code for each snippet is stored in separate data files – one per snippet. This snippet file is referenced in the relevant category ini file.</text:p>
      <text:h text:style-name="Heading_20_1" text:outline-level="1">Master Data File</text:h>
      <text:p text:style-name="Text_20_body">This file has a simple format. Each section is named after a category id – I.e. the id by which the category is referred to in the database. Each section has a value containing the description of the category and another that names the category's ini file. Here is the format of a section:</text:p>
      <text:p text:style-name="File_20_Content">[cat-id]</text:p>
      <text:p text:style-name="File_20_Content">Desc=Category description</text:p>
      <text:p text:style-name="File_20_Content_20_Last">Ini=ini-file-name</text:p>
      <text:p text:style-name="Text_20_body">and here is an example (this is a copy of the Date and Time category's entry):</text:p>
      <text:p text:style-name="File_20_Content">[date]</text:p>
      <text:p text:style-name="File_20_Content">Desc=Date and Time</text:p>
      <text:p text:style-name="File_20_Content_20_Last">Ini=date.ini</text:p>
      <text:h text:style-name="Heading_20_1" text:outline-level="1">Category ini files</text:h>
      <text:p text:style-name="Text_20_body">Each section in these files defines a snippet and has the following content:</text:p>
      <text:p text:style-name="File_20_Content">[snippet-name]</text:p>
      <text:p text:style-name="File_20_Content">Desc=&lt;description-text&gt;</text:p>
      <text:p text:style-name="File_20_Content">Snip=&lt;snippet-file-name&gt;</text:p>
      <text:p text:style-name="File_20_Content">Units=&lt;required-units&gt;</text:p>
      <text:p text:style-name="File_20_Content">Depends=&lt;required-snippets&gt;</text:p>
      <text:p text:style-name="File_20_Content">SeeAlso=&lt;cross-referenced-snippets&gt;</text:p>
      <text:p text:style-name="File_20_Content">Credits=&lt;credits-text&gt;</text:p>
      <text:p text:style-name="File_20_Content">Credits_URL=&lt;url-used-in-credits&gt;</text:p>
      <text:p text:style-name="File_20_Content">Comments=&lt;comments-text&gt;</text:p>
      <text:p text:style-name="File_20_Content">Delphi2=&lt;Y|N|Q|W&gt;</text:p>
      <text:p text:style-name="File_20_Content">Delphi3=&lt;Y|N|Q|W&gt;</text:p>
      <text:p text:style-name="File_20_Content">Delphi4=&lt;Y|N|Q|W&gt;</text:p>
      <text:p text:style-name="File_20_Content">Delphi5=&lt;Y|N|Q|W&gt;</text:p>
      <text:p text:style-name="File_20_Content">Delphi6=&lt;Y|N|Q|W&gt;</text:p>
      <text:p text:style-name="File_20_Content">Delphi7=&lt;Y|N|Q|W&gt;</text:p>
      <text:p text:style-name="File_20_Content">Delphi2005Win32=&lt;Y|N|Q|W&gt;</text:p>
      <text:p text:style-name="File_20_Content">Delphi2006Win32=&lt;Y|N|Q|W&gt;</text:p>
      <text:p text:style-name="File_20_Content">Delphi2007=&lt;Y|N|Q|W&gt;</text:p>
      <text:p text:style-name="File_20_Content">Delphi2009Win32=&lt;Y|N|Q|W&gt;</text:p>
      <text:p text:style-name="File_20_Content">Delphi2010=&lt;Y|N|Q|W&gt;</text:p>
      <text:p text:style-name="File_20_Content">DelphiXE=&lt;Y|N|Q|W&gt;</text:p>
      <text:p text:style-name="File_20_Content">DelphiXE2=&lt;Y|N|Q|W&gt;</text:p>
      <text:p text:style-name="File_20_Content">DelphiXE3=&lt;Y|N|Q|W&gt;</text:p>
      <text:p text:style-name="File_20_Content">FPC=&lt;Y|N|Q|W&gt;</text:p>
      <text:p text:style-name="File_20_Content">Extra=&lt;extra-info-REML&gt;</text:p>
      <text:p text:style-name="File_20_Content">StandardFormat=&lt;0|1&gt;</text:p>
      <text:p text:style-name="File_20_Content">Kind=&lt;freeform|snippet|type|const&gt;</text:p>
      <text:p text:style-name="File_20_Content_20_Last">MinVer=&lt;version-number&gt;</text:p>
      <text:p text:style-name="Text_20_body">The sections in these files are named with a unique name that identifies a snippet.</text:p>
      <text:p text:style-name="Text_20_body"><text:soft-page-break/>The fields have the following purpose.</text:p>
      <text:list xml:id="list20530812" text:style-name="L1">
        <text:list-item>
          <text:p text:style-name="P5">Desc – description of the snippet. Displayed in main display and placed in comments in exported source code.</text:p>
        </text:list-item>
        <text:list-item>
          <text:p text:style-name="P5">Snip – Name of file containing source code. Contains no file path information.</text:p>
        </text:list-item>
        <text:list-item>
          <text:p text:style-name="P5">Units – Comma separated list of units required by the snippet. May be empty if no units are required. The System unit is assumed and does not need to be specified.</text:p>
        </text:list-item>
        <text:list-item>
          <text:p text:style-name="P5">Depends – Comma separated list of snippets that are required to compile this snippet. May be empty if there are no dependencies. Must not cause a circular reference back to this snippet.</text:p>
        </text:list-item>
        <text:list-item>
          <text:p text:style-name="P5">SeeAlso – Comma separated list of cross-referenced snippets. May be empty.</text:p>
        </text:list-item>
        <text:list-item>
          <text:p text:style-name="P5">Credits – Text string that notes any credits / acknowledgements. This string may optionally contain one (and only one) section of text delimited by “[“ and “]” characters that indicate the presence of a hyperlink. The text enclosed by “[“ and “]” is used for the text of the hyperlink. If present the Credits_URL field must contain the URL of the hyperlink. May be empty. </text:p>
        </text:list-item>
      </text:list>
      <text:p text:style-name="P3">Credits is ignored by versions of CodeSnip that recognise the Extra field unless the Extra field is empty.</text:p>
      <text:list xml:id="list20586468" text:continue-numbering="true" text:style-name="L1">
        <text:list-item>
          <text:p text:style-name="P5">Credits_URL – the URL used in any hyperlink present in the Credits field. May be empty if Credits contains no hyperlink section.</text:p>
        </text:list-item>
        <text:list-item>
          <text:p text:style-name="P5">Comments – Text string containing any additional comments about the snippet. May be empty. Ignored by version of CodeSnip that recognise the Extra field unless the Extra field is empty.</text:p>
        </text:list-item>
        <text:list-item>
          <text:p text:style-name="P5">Delphi??? and FPC – Record the known compilation results for the snippet on the indicated compiler. Valid values are:</text:p>
          <text:list>
            <text:list-item>
              <text:p text:style-name="P5">Y – compiles on this compiler</text:p>
            </text:list-item>
            <text:list-item>
              <text:p text:style-name="P5">N – does not compile on this compiler</text:p>
            </text:list-item>
            <text:list-item>
              <text:p text:style-name="P5">W – compiles with warnings on this compiler</text:p>
            </text:list-item>
            <text:list-item>
              <text:p text:style-name="P5">Q – compilation result unknown.</text:p>
            </text:list-item>
          </text:list>
        </text:list-item>
      </text:list>
      <text:p text:style-name="P3">If not present, the compile results is assumed to be “Q”.</text:p>
      <text:p text:style-name="P3">From CodeSnip v3.8.9 a compile result of "W" is treated as if it were "Y". </text:p>
      <text:p text:style-name="P3">Valid field names are:</text:p>
      <text:list xml:id="list20537413" text:style-name="L2">
        <text:list-item>
          <text:list>
            <text:list-item>
              <text:p text:style-name="P6">Delphi2 – Delphi 2 compiler</text:p>
            </text:list-item>
            <text:list-item>
              <text:p text:style-name="P6">Delphi3 – Delphi 3 compiler</text:p>
            </text:list-item>
            <text:list-item>
              <text:p text:style-name="P6">Delphi4 – Delphi 4 compiler</text:p>
            </text:list-item>
            <text:list-item>
              <text:p text:style-name="P6">Delphi5 – Delphi 5 compiler</text:p>
            </text:list-item>
            <text:list-item>
              <text:p text:style-name="P6">Delphi6 – Delphi 6 compiler</text:p>
            </text:list-item>
            <text:list-item>
              <text:p text:style-name="P6">Delphi7 – Delphi 7 compiler</text:p>
            </text:list-item>
            <text:list-item>
              <text:p text:style-name="P6">Delphi2005Win32 – Win32 personality of Delphi 2005 compiler</text:p>
            </text:list-item>
            <text:list-item>
              <text:p text:style-name="P6"><text:soft-page-break/>Delphi2006Win32 – Win32 personality of Delphi 2006 compiler</text:p>
            </text:list-item>
            <text:list-item>
              <text:p text:style-name="P6">Delphi2007 – Delphi 2007 compiler</text:p>
            </text:list-item>
            <text:list-item>
              <text:p text:style-name="P6">Delphi2009Win32 – Win32 personality of Delphi 2009 compiler</text:p>
            </text:list-item>
            <text:list-item>
              <text:p text:style-name="P6">Delphi2010 – Delphi 2010 compiler</text:p>
            </text:list-item>
            <text:list-item>
              <text:p text:style-name="P6">DelphiXE – Delphi XE compiler</text:p>
            </text:list-item>
            <text:list-item>
              <text:p text:style-name="P6">DelphiXE2 – Delphi XE2 compiler</text:p>
            </text:list-item>
            <text:list-item>
              <text:p text:style-name="P6">DelphiXE3 – Delphi XE3 compiler</text:p>
            </text:list-item>
            <text:list-item>
              <text:p text:style-name="P6">FPC – Free Pascal compiler</text:p>
            </text:list-item>
          </text:list>
        </text:list-item>
      </text:list>
      <text:list xml:id="list20543267" text:style-name="L3">
        <text:list-item>
          <text:p text:style-name="P10">Extra – Provides extra information about the snippet. Can be empty or be a string of REML code. Supported from CodeSnip v2.2.5.</text:p>
        </text:list-item>
      </text:list>
      <text:p text:style-name="P3">If empty the extra information is generated from the Comments and Credits / Credits_URL fields.</text:p>
      <text:list xml:id="list20523473" text:style-name="L4">
        <text:list-item>
          <text:p text:style-name="P7">StandardFormat – Flag indicating if a snippet is in “standard format”. 0 =&gt; no, 1 =&gt; yes. Supported from CodeSnip v2.0.</text:p>
        </text:list-item>
      </text:list>
      <text:p text:style-name="P3">If not present then StandardFormat=1 is assumed. From CodeSnip v3.0 StandardFormat is ignored if the Kind field is present. If Kind is not present StandardFormat=0 is read as Kind=freeform and StandardFormat=1 is read as Kind=routine.</text:p>
      <text:list xml:id="list20570558" text:continue-numbering="true" text:style-name="L4">
        <text:list-item>
          <text:p text:style-name="P7">Kind – Kind of code snippet. Support from CodeSnip v3.0. Valid values are:</text:p>
          <text:list>
            <text:list-item>
              <text:p text:style-name="P7">“freeform” – a freeform snippet that doesn't conform to any type</text:p>
            </text:list-item>
            <text:list-item>
              <text:p text:style-name="P7">“routine” – a Pascal routine (function or procedure)</text:p>
            </text:list-item>
            <text:list-item>
              <text:p text:style-name="P7">“type” – a Pascal type definition</text:p>
            </text:list-item>
            <text:list-item>
              <text:p text:style-name="P7">“const” – a Pascal constant definition</text:p>
            </text:list-item>
          </text:list>
        </text:list-item>
      </text:list>
      <text:p text:style-name="P3">If not present and StandardFormat is present, StandardFormat=1 translates to Kind=routine and StandardFormat=0 translates to Kind=freeform. If neither Kind nor StandardFormat are present then Kind defaults to “routine”.</text:p>
      <text:list xml:id="list20545569" text:style-name="L5">
        <text:list-item>
          <text:p text:style-name="P8">MinVer – Minimum program version or equivalent on which this snippet can be included in a generated unit. &lt;version&gt; is a dotted quad version number where any omitted numbers are treated as zeros, so 1.0.0.0, 1.0.0, 1.0 and 1 are all the same.</text:p>
        </text:list-item>
      </text:list>
      <text:p text:style-name="P3">Used only by the online database – it uses this field so that it can display snippets that it doesn't know how to include in units (I.e. types, const and routines that have directives after the routine header or any snippet that requires one of these snippets.) The online database adopts an equivalent version number to the CodeSnip release with similar qualities. As at 27 June 2009 this is v2 and MinVer is set to 3.0.0.0 for snippets that require CodeSnip v3 as a minimum.</text:p>
      <text:p text:style-name="P4">Should any field occur more than once in a section of an ini file, only the first occurrence will be used.</text:p>
      <text:h text:style-name="Heading_20_1" text:outline-level="1">Additional Files For CodeSnip v3</text:h>
      <text:p text:style-name="Text_20_body">From CodeSnip v3 additonal ini files with .3 interposed between the file name and extension are <text:soft-page-break/>supported (e.g. category.3.ini and date.3.ini). If present CodeSnip merges such files with the file to which they relate before analysing the file. For example if both date.ini and date.3.ini exist then date.3.ini is appended to date.ini before the files are read.</text:p>
      <text:p text:style-name="Text_20_body">These files were provided for category files so that constant and type definition snippets could be hidden from CodeSnip versions below v3 but be visible to CodeSnip v3 and later. The new style constant and type defintion snippets are only recorded in .3 style files.</text:p>
      <text:p text:style-name="Text_20_body">categories.3.ini has been provided to add any sections that need to be hidden from CodeSnip versions before v3. The “types” and “consts” sections are recorded in this file.</text:p>
      <text:p text:style-name="Text_20_body">Finally, it is possible that a name.3.ini file will exist with no matching name.ini. In this case categories.ini or categories.3.ini should still refer to name.ini, not name.3.ini.</text:p>
      <text:h text:style-name="Heading_20_1" text:outline-level="1">Pre-processor</text:h>
      <text:p text:style-name="Text_20_body">A simple pre-processor was added to CodeSnip v3 and later that can process special pre-processor instructions contained in ini file. The pre-processor symbols are ignored by CodeSnip versions earlier than v3.</text:p>
      <text:p text:style-name="Text_20_body">These symbols allow the reading program's version number to be tested and different parts of the file read or ignored accordingly.</text:p>
      <text:p text:style-name="Text_20_body">Pre-processor instructions all begin with “;” the ini file comment character, followed by a “#” and then the instruction name. Valid instructions are:</text:p>
      <text:list xml:id="list20542868" text:style-name="L6">
        <text:list-item>
          <text:p text:style-name="P9">if-ver-eq &lt;version&gt;<text:line-break/>Checks if application version is equal to &lt;version&gt;.</text:p>
        </text:list-item>
        <text:list-item>
          <text:p text:style-name="P9">if-ver-neq &lt;version&gt;<text:line-break/>Checks if application version is not equal to &lt;version&gt;.</text:p>
        </text:list-item>
        <text:list-item>
          <text:p text:style-name="P9">if-ver-lt &lt;version&gt;<text:line-break/>Checks if application version is less than &lt;version&gt;.</text:p>
        </text:list-item>
        <text:list-item>
          <text:p text:style-name="P9">if-ver-lte &lt;version&gt;<text:line-break/>Checks if application version is less than or equal to &lt;version&gt;.</text:p>
        </text:list-item>
        <text:list-item>
          <text:p text:style-name="P9">if-ver-gt &lt;version&gt;<text:line-break/>Checks if application version is greater than &lt;version&gt;.</text:p>
        </text:list-item>
        <text:list-item>
          <text:p text:style-name="P9">if-ver-gte &lt;version&gt;<text:line-break/>Checks if application version is greater than or equal to &lt;version&gt;.</text:p>
        </text:list-item>
        <text:list-item>
          <text:p text:style-name="P9">if-ver-inrange &lt;version-lo&gt; &lt;version-hi&gt;<text:line-break/>Checks if application version is in the range of versions specified from &lt;version-lo&gt; to &lt;version-hi&gt;, inclusive</text:p>
        </text:list-item>
        <text:list-item>
          <text:p text:style-name="P9">end-if<text:line-break/>Ends a block started by any of the if-xxx instructions above. The block of text is only evaluated if the if-xxx instruction evaluates true.</text:p>
        </text:list-item>
      </text:list>
      <text:p text:style-name="Text_20_body">In all cases version numbers are dotted quads of the form X.X.X.X where X is a sequence of digits. All except the first digit can be left out: omitted digits are assumed to be zero, so that 1.0.0.0, 1.0.0, 1.0 and 1 are all equivalent.</text:p>
      <text:p text:style-name="Text_20_body">if-ver-lt 3 can be used to ignore a whole snippet definition in a normal .ini file, leaving the possibility of having a duplicate definition for CodeSnip v3 stored in a matching .3.ini file. E.g.</text:p>
      <text:p text:style-name="Text_20_body"><text:soft-page-break/>date.ini:</text:p>
      <text:p text:style-name="P1">;#if-ver-lt 3</text:p>
      <text:p text:style-name="P1">[Snippet1]</text:p>
      <text:p text:style-name="P1">Desc=”My description”</text:p>
      <text:p text:style-name="P1">Snip=044.dat</text:p>
      <text:p text:style-name="P1">...</text:p>
      <text:p text:style-name="P2">;#end-if</text:p>
      <text:p text:style-name="Text_20_body">date.3.ini</text:p>
      <text:p text:style-name="P1">[Snippet1]</text:p>
      <text:p text:style-name="P1">Desc=”My second description”</text:p>
      <text:p text:style-name="P1">Snip=044.3.dat</text:p>
      <text:p text:style-name="P2">...</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ile_20_Content" style:display-name="File Content" style:family="paragraph" style:parent-style-name="Text_20_body" style:class="text">
      <style:paragraph-properties fo:margin-top="0cm" fo:margin-bottom="0cm"/>
      <style:text-properties style:font-name="Lucida Console" fo:font-size="11pt"/>
    </style:style>
    <style:style style:name="File_20_Content_20_Last" style:display-name="File Content Last" style:family="paragraph" style:parent-style-name="File_20_Content" style:class="text">
      <style:paragraph-properties fo:margin-top="0cm" fo:margin-bottom="0.21cm"/>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9" number:automatic-order="true">
      <number:day/>
      <number:text> </number:text>
      <number:month number:textual="true"/>
      <number:text> </number:text>
      <number:year/>
    </number:date-style>
    <number:time-style style:name="N40">
      <number:hours number:style="long"/>
      <number:text>:</number:text>
      <number:minutes number:style="long"/>
    </number:time-style>
  </office:automatic-styles>
  <office:master-styles>
    <style:master-page style:name="Standard" style:page-layout-name="Mpm1">
      <style:footer>
        <text:p text:style-name="Footer">Last updated: <text:modification-date style:data-style-name="N39">17 Sep 12</text:modification-date> <text:modification-time style:data-style-name="N40">00:43</text:modification-time><text:tab/><text:tab/>Page <text:page-number text:select-page="current">5</text:page-number> o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eter Johnson</meta:initial-creator>
    <meta:creation-date>2009-06-20T03:33:10.59</meta:creation-date>
    <dc:date>2012-09-17T00:43:41.32</dc:date>
    <dc:creator>Peter Johnson</dc:creator>
    <meta:editing-duration>PT01H53M15S</meta:editing-duration>
    <meta:editing-cycles>29</meta:editing-cycles>
    <meta:generator>OpenOffice.org/3.0$Win32 OpenOffice.org_project/300m15$Build-9379</meta:generator>
    <meta:document-statistic meta:table-count="0" meta:image-count="0" meta:object-count="0" meta:page-count="5" meta:paragraph-count="121" meta:word-count="1455" meta:character-count="8944"/>
    <meta:user-defined meta:name="Info 1"/>
    <meta:user-defined meta:name="Info 2"/>
    <meta:user-defined meta:name="Info 3"/>
    <meta:user-defined meta:name="Info 4"/>
  </office:meta>
</office:document-meta>
</file>